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A00002F6A0000297D439F2045.svm"/>
  <manifest:file-entry manifest:media-type="image/png" manifest:full-path="Pictures/1000000000000640000004B02C5236E4.png"/>
  <manifest:file-entry manifest:media-type="image/png" manifest:full-path="Pictures/10000201000004000000030018E8C624.png"/>
  <manifest:file-entry manifest:media-type="image/png" manifest:full-path="Pictures/10000000000001950000005AA5E987D2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auto-grow-width="true" fo:min-height="0.935cm" fo:min-width="5.8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draw:fill="none" draw:fill-color="#ffffff" draw:auto-grow-width="true" fo:min-height="0.935cm" fo:min-width="4.332cm"/>
    </style:style>
    <style:style style:name="pr1" style:family="presentation" style:parent-style-name="GlossyUbuntu-subtitle">
      <style:graphic-properties draw:fill-color="#ffffff" fo:min-height="18.522cm"/>
    </style:style>
    <style:style style:name="pr2" style:family="presentation" style:parent-style-name="GlossyUbuntu-notes">
      <style:graphic-properties draw:fill-color="#ffffff" draw:auto-grow-height="true" fo:min-height="12.573cm"/>
    </style:style>
    <style:style style:name="pr3" style:family="presentation" style:parent-style-name="GlossyUbuntu-outline1">
      <style:graphic-properties fo:min-height="13.609cm"/>
    </style:style>
    <style:style style:name="pr4" style:family="presentation" style:parent-style-name="GlossyUbuntu-title">
      <style:graphic-properties draw:auto-grow-height="true" fo:min-height="3.507cm"/>
    </style:style>
    <style:style style:name="pr5" style:family="presentation" style:parent-style-name="GlossyUbuntu-notes">
      <style:graphic-properties draw:fill-color="#ffffff" fo:min-height="12.322cm"/>
    </style:style>
    <style:style style:name="pr6" style:family="presentation" style:parent-style-name="GlossyUbuntu-title">
      <style:graphic-properties fo:min-height="3.256cm"/>
    </style:style>
    <style:style style:name="P1" style:family="paragraph">
      <style:text-properties fo:font-family="TakaoPGothic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4c4c4c" fo:font-family="'Century Schoolbook L'" style:font-family-generic="roman" style:font-pitch="variable"/>
    </style:style>
    <style:style style:name="P4" style:family="paragraph">
      <style:text-properties fo:color="#4c4c4c" fo:font-family="'Century Schoolbook L'" style:font-family-generic="roman" style:font-pitch="variable" fo:font-size="44pt" style:font-size-asian="44pt" style:font-size-complex="44pt"/>
    </style:style>
    <style:style style:name="P5" style:family="paragraph">
      <style:text-properties fo:font-family="'Century Schoolbook L'" style:font-family-generic="roman" style:font-pitch="variable"/>
    </style:style>
    <style:style style:name="P6" style:family="paragraph">
      <style:text-properties fo:color="#4c4c4c" fo:font-family="'Century Schoolbook L'" style:font-family-generic="roman" style:font-pitch="variable"/>
    </style:style>
    <style:style style:name="P7" style:family="paragraph">
      <style:text-properties fo:font-family="'Century Schoolbook L'" style:font-family-generic="roman" style:font-pitch="variable" fo:font-size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3333" fo:font-family="'DejaVu Serif'" style:font-family-generic="roman" style:font-pitch="variable"/>
    </style:style>
    <style:style style:name="T1" style:family="text">
      <style:text-properties fo:color="#ff3366" fo:font-family="FreeSerif" style:font-family-generic="roman" style:font-pitch="variable" fo:font-size="96pt" style:font-size-asian="96pt" style:font-size-complex="96pt"/>
    </style:style>
    <style:style style:name="T2" style:family="text">
      <style:text-properties fo:font-family="FreeSerif" style:font-family-generic="roman" style:font-pitch="variable" fo:font-size="96pt" style:font-size-asian="96pt" style:font-size-complex="96pt"/>
    </style:style>
    <style:style style:name="T3" style:family="text">
      <style:text-properties fo:font-family="FreeSerif" style:font-family-generic="roman" style:font-pitch="variable" fo:font-size="66pt" style:font-size-asian="66pt" style:font-size-complex="66pt"/>
    </style:style>
    <style:style style:name="T4" style:family="text">
      <style:text-properties fo:color="#0047ff" fo:font-family="TakaoPGothic" style:font-family-generic="swiss" style:font-pitch="variable" fo:font-size="16pt" style:font-size-asian="16pt" style:font-size-complex="16pt"/>
    </style:style>
    <style:style style:name="T5" style:family="text">
      <style:text-properties fo:color="#ff3333" fo:font-family="'Century Schoolbook L'" style:font-family-generic="roman" style:font-pitch="variable"/>
    </style:style>
    <style:style style:name="T6" style:family="text">
      <style:text-properties fo:color="#4c4c4c" fo:font-family="'Century Schoolbook L'" style:font-family-generic="roman" style:font-pitch="variable"/>
    </style:style>
    <style:style style:name="T7" style:family="text">
      <style:text-properties fo:color="#ff3333" fo:font-family="'Century Schoolbook L'" style:font-family-generic="roman" style:font-pitch="variable" fo:font-size="44pt" style:font-size-asian="44pt" style:font-size-complex="44pt"/>
    </style:style>
    <style:style style:name="T8" style:family="text">
      <style:text-properties fo:color="#4c4c4c" fo:font-family="'Century Schoolbook L'" style:font-family-generic="roman" style:font-pitch="variable" fo:font-size="44pt" style:font-size-asian="44pt" style:font-size-complex="44pt"/>
    </style:style>
    <style:style style:name="T9" style:family="text">
      <style:text-properties fo:font-family="'Century Schoolbook L'" style:font-family-generic="roman" style:font-pitch="variable"/>
    </style:style>
    <style:style style:name="T10" style:family="text">
      <style:text-properties fo:font-family="'Century Schoolbook L'" style:font-family-generic="roman" style:font-pitch="variable" fo:font-size="18pt"/>
    </style:style>
    <style:style style:name="T11" style:family="text">
      <style:text-properties fo:color="#ff3333" fo:font-family="'Century Schoolbook L'" style:font-family-generic="roman" style:font-pitch="variable" fo:font-size="18pt"/>
    </style:style>
    <style:style style:name="T12" style:family="text">
      <style:text-properties fo:color="#333333" fo:font-family="'Century Schoolbook L'" style:font-family-generic="roman" style:font-pitch="variable" fo:font-size="18pt"/>
    </style:style>
    <style:style style:name="T13" style:family="text">
      <style:text-properties fo:color="#4c4c4c" fo:font-family="'Century Schoolbook L'" style:font-family-generic="roman" style:font-pitch="variable" fo:font-size="18pt"/>
    </style:style>
    <style:style style:name="T14" style:family="text">
      <style:text-properties fo:color="#ff3333" fo:font-family="'DejaVu Serif'" style:font-family-generic="roman" style:font-pitch="variable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32">
        <office:forms form:automatic-focus="false" form:apply-design-mode="false"/>
        <draw:frame presentation:style-name="pr1" draw:text-style-name="P1" draw:layer="layout" svg:width="25.199cm" svg:height="18.522cm" svg:x="1.301cm" svg:y="0.125cm" presentation:class="subtitle">
          <draw:text-box>
            <text:p><text:span text:style-name="T1">Self-monthly</text:span><text:span text:style-name="T2"> </text:span><text:span text:style-name="T3">Reporting</text:span></text:p>
            <text:p><text:span text:style-name="T4"/></text:p>
            <text:p><text:span text:style-name="T4">2011/8/19 —— 2011/9/3 </text:span></text:p>
          </draw:text-box>
        </draw:frame>
        <draw:frame draw:style-name="gr1" draw:text-style-name="P2" draw:layer="layout" svg:width="4.445cm" svg:height="2.38cm" svg:x="7.62cm" svg:y="13.935cm">
          <draw:image xlink:href="Pictures/10000000000001950000005AA5E987D2.png" xlink:type="simple" xlink:show="embed" xlink:actuate="onLoad">
            <text:p/>
          </draw:image>
        </draw:frame>
        <draw:frame draw:style-name="gr2" draw:layer="layout" svg:width="6.411cm" svg:height="3.095cm" svg:x="13.307cm" svg:y="14.091cm">
          <draw:text-box>
            <text:list text:style-name="L2">
              <text:list-item>
                <text:p text:id="id1">Website Wireframe</text:p>
              </text:list-item>
              <text:list-item>
                <text:p text:id="id2">Glydr Icons</text:p>
              </text:list-item>
              <text:list-item>
                <text:p text:id="id3">Glydr Name</text:p>
              </text:list-item>
              <text:list-item>
                <text:p text:id="id4">TaxiMeter Tr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2T1">
        <office:forms form:automatic-focus="false" form:apply-design-mode="false"/>
        <draw:frame presentation:style-name="pr3" draw:layer="layout" svg:width="25.199cm" svg:height="14.604cm" svg:x="1.4cm" svg:y="4.914cm" presentation:class="outline" presentation:user-transformed="true">
          <draw:text-box>
            <text:list text:style-name="L3">
              <text:list-item>
                <text:p text:id="id5">特点：速度/连线/滑动</text:p>
                <text:list>
                  <text:list-item>
                    <text:p text:id="id6">速滑拨号/神速拨号/驰迅拨号</text:p>
                  </text:list-item>
                </text:list>
              </text:list-item>
              <text:list-item>
                <text:p text:id="id7">命名序列</text:p>
                <text:list>
                  <text:list-item>
                    <text:p text:id="id8">昆虫：天蛾拨号</text:p>
                  </text:list-item>
                  <text:list-item>
                    <text:p text:id="id9">鸟类：蜂鸟拨号</text:p>
                  </text:list-item>
                </text:list>
              </text:list-item>
              <text:list-item>
                <text:p text:id="id10">流行语</text:p>
                <text:list>
                  <text:list-item>
                    <text:p text:id="id11">Hold拨号</text:p>
                  </text:list-item>
                </text:list>
              </text:list-item>
              <text:list-item>
                <text:p text:id="id12">正常向</text:p>
                <text:list>
                  <text:list-item>
                    <text:p>连线快拨/急速拨号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25.199cm" svg:height="3.507cm" svg:x="1.302cm" svg:y="0.001cm" presentation:class="title" presentation:user-transformed="true">
          <draw:text-box>
            <text:p text:style-name="P2"><text:span text:style-name="T5">Glydr</text:span><text:span text:style-name="T6"> Na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width*0.70;width" smil:keyTimes="0;1"/>
                  <anim:animate smil:dur="1s" smil:fill="hold" smil:targetElement="id7" anim:sub-item="text" smil:attributeName="height" smil:values="height;height" smil:keyTimes="0;1"/>
                  <anim:transitionFilter smil:dur="1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width*0.70;width" smil:keyTimes="0;1"/>
                  <anim:animate smil:dur="1s" smil:fill="hold" smil:targetElement="id8" anim:sub-item="text" smil:attributeName="height" smil:values="height;height" smil:keyTimes="0;1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" anim:sub-item="text" smil:attributeName="visibility" smil:to="visible"/>
                  <anim:animate smil:dur="1s" smil:fill="hold" smil:targetElement="id9" anim:sub-item="text" smil:attributeName="width" smil:values="width*0.70;width" smil:keyTimes="0;1"/>
                  <anim:animate smil:dur="1s" smil:fill="hold" smil:targetElement="id9" anim:sub-item="text" smil:attributeName="height" smil:values="height;height" smil:keyTimes="0;1"/>
                  <anim:transitionFilter smil:dur="1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0" anim:sub-item="text" smil:attributeName="visibility" smil:to="visible"/>
                  <anim:animate smil:dur="1s" smil:fill="hold" smil:targetElement="id10" anim:sub-item="text" smil:attributeName="width" smil:values="width*0.70;width" smil:keyTimes="0;1"/>
                  <anim:animate smil:dur="1s" smil:fill="hold" smil:targetElement="id10" anim:sub-item="text" smil:attributeName="height" smil:values="height;height" smil:keyTimes="0;1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1" anim:sub-item="text" smil:attributeName="visibility" smil:to="visible"/>
                  <anim:animate smil:dur="1s" smil:fill="hold" smil:targetElement="id11" anim:sub-item="text" smil:attributeName="width" smil:values="width*0.70;width" smil:keyTimes="0;1"/>
                  <anim:animate smil:dur="1s" smil:fill="hold" smil:targetElement="id11" anim:sub-item="text" smil:attributeName="height" smil:values="height;height" smil:keyTimes="0;1"/>
                  <anim:transitionFilter smil:dur="1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2" anim:sub-item="text" smil:attributeName="visibility" smil:to="visible"/>
                  <anim:animate smil:dur="1s" smil:fill="hold" smil:targetElement="id12" anim:sub-item="text" smil:attributeName="width" smil:values="width*0.70;width" smil:keyTimes="0;1"/>
                  <anim:animate smil:dur="1s" smil:fill="hold" smil:targetElement="id12" anim:sub-item="text" smil:attributeName="height" smil:values="height;height" smil:keyTimes="0;1"/>
                  <anim:transitionFilter smil:dur="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Ubuntu" presentation:presentation-page-layout-name="AL3T19">
        <office:forms form:automatic-focus="false" form:apply-design-mode="false"/>
        <draw:frame presentation:style-name="pr4" draw:text-style-name="P3" draw:layer="layout" svg:width="25.199cm" svg:height="3.507cm" svg:x="1.301cm" svg:y="0cm" presentation:class="title">
          <draw:text-box>
            <text:p text:style-name="P2"><text:span text:style-name="T5">City</text:span><text:span text:style-name="T6"> Detail</text:span></text:p>
          </draw:text-box>
        </draw:frame>
        <draw:frame draw:style-name="gr4" draw:layer="layout" svg:width="25.324cm" svg:height="12.987cm" svg:x="0.346cm" svg:y="4.72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id="id13" draw:layer="layout" svg:width="7.326cm" svg:height="12.989cm" svg:x="0.929cm" svg:y="4.58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25.324cm" svg:height="12.987cm" svg:x="1.346cm" svg:y="5.029cm"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Ubuntu" presentation:presentation-page-layout-name="AL4T8">
        <office:forms form:automatic-focus="false" form:apply-design-mode="false"/>
        <draw:frame presentation:style-name="pr6" draw:text-style-name="P4" draw:layer="layout" svg:width="25.199cm" svg:height="3.256cm" svg:x="1.301cm" svg:y="0.525cm" presentation:class="title" presentation:user-transformed="true">
          <draw:text-box>
            <text:p text:style-name="P2"><text:span text:style-name="T7">Action</text:span><text:span text:style-name="T8"> Analytics </text:span></text:p>
          </draw:text-box>
        </draw:frame>
        <draw:frame draw:style-name="gr1" draw:text-style-name="P2" draw:layer="layout" svg:width="12.137cm" svg:height="10.62cm" svg:x="0.635cm" svg:y="4.62cm">
          <draw:image xlink:href="Pictures/2000000A00002F6A0000297D439F2045.svm" xlink:type="simple" xlink:show="embed" xlink:actuate="onLoad">
            <text:p/>
          </draw:image>
        </draw:frame>
        <draw:frame draw:style-name="gr5" draw:text-style-name="P5" draw:layer="layout" svg:width="4.832cm" svg:height="1.185cm" svg:x="0.935cm" svg:y="17.53cm">
          <draw:text-box>
            <text:p><text:span text:style-name="T9"><text:s text:c="4"/></text:span></text:p>
          </draw:text-box>
        </draw:frame>
        <draw:frame draw:style-name="gr4" draw:id="id14" draw:layer="layout" svg:width="14.424cm" svg:height="10.983cm" svg:x="0.816cm" svg:y="5.71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id="id15" draw:layer="layout" svg:width="11.612cm" svg:height="10.16cm" svg:x="15.693cm" svg:y="5.715cm">
          <draw:object xlink:href="./Object 11" xlink:type="simple" xlink:show="embed" xlink:actuate="onLoad"/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Ubuntu" presentation:presentation-page-layout-name="AL5T11">
        <office:forms form:automatic-focus="false" form:apply-design-mode="false"/>
        <draw:frame presentation:style-name="pr4" draw:text-style-name="P2" draw:layer="layout" svg:width="25.199cm" svg:height="3.507cm" svg:x="1.301cm" svg:y="0cm" presentation:class="title">
          <draw:text-box>
            <text:p text:style-name="P2"><text:span text:style-name="T7">Distance</text:span><text:span text:style-name="T8"> Analytics </text:span></text:p>
          </draw:text-box>
        </draw:frame>
        <draw:frame draw:style-name="gr4" draw:layer="layout" svg:width="25.199cm" svg:height="13.859cm" svg:x="-4.445cm" svg:y="5.08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id="id16" draw:layer="layout" svg:width="7.257cm" svg:height="6.35cm" svg:x="16.238cm" svg:y="4.445cm"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6" smil:attributeName="visibility" smil:to="visible"/>
                  <anim:transitionFilter smil:dur="0.5s" smil:targetElement="id16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Ubuntu" presentation:presentation-page-layout-name="AL4T8">
        <office:forms form:automatic-focus="false" form:apply-design-mode="false"/>
        <draw:frame presentation:style-name="pr4" draw:text-style-name="P6" draw:layer="layout" svg:width="25.199cm" svg:height="3.507cm" svg:x="1.301cm" svg:y="0.5cm" presentation:class="title" presentation:user-transformed="true">
          <draw:text-box>
            <text:p text:style-name="P2"><text:span text:style-name="T6">Downloads in </text:span><text:span text:style-name="T5">Market</text:span></text:p>
          </draw:text-box>
        </draw:frame>
        <draw:frame draw:style-name="gr4" draw:layer="layout" svg:width="23.978cm" svg:height="12.43cm" svg:x="2.392cm" svg:y="4.7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id="id17" draw:layer="layout" svg:width="5.785cm" svg:height="1.903cm" svg:x="21.363cm" svg:y="16.991cm">
          <draw:text-box>
            <text:p><text:span text:style-name="T10">Totle: </text:span><text:span text:style-name="T11">458</text:span></text:p>
            <text:p><text:span text:style-name="T12">Average: </text:span><text:span text:style-name="T11">13.4</text:span><text:span text:style-name="T13">/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5" draw:text-style-name="P8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Ubuntu" presentation:presentation-page-layout-name="AL4T8">
        <office:forms form:automatic-focus="false" form:apply-design-mode="false"/>
        <draw:frame presentation:style-name="pr4" draw:text-style-name="P6" draw:layer="layout" svg:width="25.199cm" svg:height="3.507cm" svg:x="1.302cm" svg:y="0.501cm" presentation:class="title" presentation:user-transformed="true">
          <draw:text-box>
            <text:p text:style-name="P2"><text:span text:style-name="T6">Downloads in </text:span><text:span text:style-name="T5">BBS</text:span></text:p>
          </draw:text-box>
        </draw:frame>
        <draw:frame draw:style-name="gr4" draw:layer="layout" svg:width="24.13cm" svg:height="12.065cm" svg:x="1.905cm" svg:y="4.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7" draw:id="id18" draw:layer="layout" svg:width="5.781cm" svg:height="1.903cm" svg:x="21.364cm" svg:y="16.99cm">
          <draw:text-box>
            <text:p><text:span text:style-name="T10">Totle: </text:span><text:span text:style-name="T11">206</text:span></text:p>
            <text:p><text:span text:style-name="T12">Average: </text:span><text:span text:style-name="T11">18.7</text:span><text:span text:style-name="T13">/Da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5" draw:text-style-name="P8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Ubuntu" presentation:presentation-page-layout-name="AL2T1">
        <office:forms form:automatic-focus="false" form:apply-design-mode="false"/>
        <draw:frame presentation:style-name="pr6" draw:text-style-name="P9" draw:layer="layout" svg:width="25.199cm" svg:height="3.256cm" svg:x="1.301cm" svg:y="0.525cm" presentation:class="title" presentation:user-transformed="true">
          <draw:text-box>
            <text:p text:style-name="P2"><text:span text:style-name="T14">Roadmap</text:span>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3">
              <text:list-item>
                <text:p>Android相关</text:p>
                <text:list>
                  <text:list-item>
                    <text:p><text:span text:style-name="T15">Hiapk</text:span></text:p>
                  </text:list-item>
                  <text:list-item>
                    <text:p><text:span text:style-name="T15">Gfan</text:span></text:p>
                  </text:list-item>
                  <text:list-item>
                    <text:p><text:span text:style-name="T15">91</text:span><text:span text:style-name="T15">手机论坛</text:span></text:p>
                  </text:list-item>
                  <text:list-item>
                    <text:p><text:span text:style-name="T15">手机中国</text:span></text:p>
                  </text:list-item>
                  <text:list-item>
                    <text:p><text:span text:style-name="T15">Tgbus <text:s/>Android</text:span><text:span text:style-name="T15">手机社区</text:span></text:p>
                  </text:list-item>
                </text:list>
              </text:list-item>
              <text:list-item>
                <text:p>QA社区</text:p>
                <text:list>
                  <text:list-item>
                    <text:p><text:span text:style-name="T16">知道——互联网 手机</text:span></text:p>
                  </text:list-item>
                  <text:list-item>
                    <text:p><text:span text:style-name="T16">问问——互联网 手机</text:span><text:span text:style-name="T16">[</text:span><text:span text:style-name="T16">多普达</text:span><text:span text:style-name="T16">/MOTO]</text:span></text:p>
                  </text:list-item>
                </text:list>
              </text:list-item>
              <text:list-item>
                <text:p>Google</text:p>
              </text:list-item>
            </text:list>
          </draw:text-box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ackground" xlink:href="Pictures/10000201000004000000030018E8C62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Ubuntu-background" style:family="presentation">
      <style:graphic-properties draw:stroke="none" draw:fill="bitmap" draw:fill-image-name="background" draw:fill-image-width="100%" draw:fill-image-height="100%" style:repeat="stretch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5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Ubuntu-title">
      <style:graphic-properties draw:fill-color="#ffffff" draw:auto-grow-height="false" fo:min-height="3.507cm"/>
    </style:style>
    <style:style style:name="Mpr5" style:family="presentation" style:parent-style-name="GlossyUbuntu-outline1">
      <style:graphic-properties draw:fill-color="#ffffff" draw:auto-grow-height="false" fo:min-height="13.86cm"/>
    </style:style>
    <style:style style:name="Mpr6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Ubuntu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Ubuntu-title" draw:layer="backgroundobjects" svg:width="15.265cm" svg:height="10.475cm" svg:x="3.161cm" svg:y="2.123cm" presentation:class="page"/>
        <draw:frame presentation:style-name="GlossyUbuntu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ugh </meta:initial-creator>
    <meta:creation-date>2011-08-18T18:43:06</meta:creation-date>
    <meta:editing-duration>PT76H32M30S</meta:editing-duration>
    <meta:editing-cycles>54</meta:editing-cycles>
    <dc:date>2011-09-26T09:53:42</dc:date>
    <dc:creator>Hugh </dc:creator>
    <meta:generator>OpenOffice.org/3.2$Linux OpenOffice.org_project/320m12$Build-9483</meta:generator>
    <meta:document-statistic meta:object-count="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dash" draw:stroke-dash="Ultrafine_20_Dashed" svg:stroke-width="0.088cm" svg:stroke-color="#0084d1" draw:fill-color="#0084d1"/>
      <style:text-properties fo:font-size="6pt" style:font-size-asian="6pt" style:font-size-complex="6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79cm" svg:height="12.431cm" xlink:href="." chart:class="chart:line" chart:style-name="ch1">
        <chart:legend chart:legend-position="end" svg:x="21.415cm" svg:y="5.271cm" chart:style-name="ch2"/>
        <chart:plot-area chart:style-name="ch3" chart:data-source-has-labels="both" svg:x="0.479cm" svg:y="0.248cm" svg:width="20.458cm" svg:height="11.687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series chart:style-name="ch7" chart:values-cell-range-address="local-table.$C$2:.$C$17" chart:label-cell-address="local-table.$C$1" chart:class="chart:line">
            <chart:data-point chart:repeated="16"/>
          </chart:series>
          <chart:series chart:style-name="ch8" chart:values-cell-range-address="local-table.$D$2:.$D$17" chart:label-cell-address="local-table.$D$1" chart:class="chart:line">
            <chart:data-point chart:repeated="8"/>
            <chart:data-point chart:style-name="ch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apk</text:p>
              </table:table-cell>
              <table:table-cell office:value-type="string">
                <text:p>Gfan</text:p>
              </table:table-cell>
              <table:table-cell office:value-type="string">
                <text:p>Aimi8</text:p>
              </table:table-cell>
            </table:table-row>
          </table:table-header-rows>
          <table:table-rows>
            <table:table-row>
              <table:table-cell office:value-type="string">
                <text:p>08-03</text:p>
              </table:table-cell>
              <table:table-cell office:value-type="float" office:value="303">
                <text:p>303</text:p>
              </table:table-cell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8-04</text:p>
              </table:table-cell>
              <table:table-cell office:value-type="float" office:value="315">
                <text:p>315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8-05</text:p>
              </table:table-cell>
              <table:table-cell office:value-type="float" office:value="321">
                <text:p>321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7</text:p>
              </table:table-cell>
              <table:table-cell office:value-type="float" office:value="324">
                <text:p>324</text:p>
              </table:table-cell>
              <table:table-cell office:value-type="float" office:value="53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325">
                <text:p>325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330">
                <text:p>33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335">
                <text:p>335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337">
                <text:p>337</text:p>
              </table:table-cell>
              <table:table-cell office:value-type="float" office:value="64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340">
                <text:p>340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5</text:p>
              </table:table-cell>
              <table:table-cell office:value-type="float" office:value="348">
                <text:p>348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6</text:p>
              </table:table-cell>
              <table:table-cell office:value-type="float" office:value="350">
                <text:p>350</text:p>
              </table:table-cell>
              <table:table-cell office:value-type="float" office:value="82">
                <text:p>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7</text:p>
              </table:table-cell>
              <table:table-cell office:value-type="float" office:value="353">
                <text:p>353</text:p>
              </table:table-cell>
              <table:table-cell office:value-type="float" office:value="86">
                <text:p>8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8-18</text:p>
              </table:table-cell>
              <table:table-cell office:value-type="float" office:value="355">
                <text:p>355</text:p>
              </table:table-cell>
              <table:table-cell office:value-type="float" office:value="88">
                <text:p>88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 draw:opacity="5%" draw:opacity-name="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33cc66"/>
    </style:style>
    <style:style style:name="ch9" style:family="chart">
      <style:chart-properties chart:solid-type="cuboid"/>
      <style:graphic-properties draw:stroke="none"/>
    </style:style>
    <style:style style:name="ch10" style:family="chart">
      <style:chart-properties chart:solid-type="cuboid"/>
      <style:graphic-properties draw:stroke="none" draw:fill-color="#80808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25cm" svg:height="10.984cm" xlink:href="." chart:class="chart:bar" chart:style-name="ch1">
        <chart:legend chart:legend-position="bottom" svg:x="6.848cm" svg:y="10.201cm" chart:style-name="ch2"/>
        <chart:plot-area chart:style-name="ch3" chart:data-source-has-labels="both" svg:x="0.288cm" svg:y="0.219cm" svg:width="13.561cm" svg:height="9.764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aunch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Evaluation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TaxiMeter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stroke="none" draw:fill-color="#83caff"/>
    </style:style>
    <style:style style:name="ch9" style:family="chart">
      <style:chart-properties chart:solid-type="cuboid" chart:pie-offset="10"/>
      <style:graphic-properties draw:stroke="none" draw:fill-color="#aecf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13cm" svg:height="10.161cm" xlink:href="." chart:class="chart:circle" chart:style-name="ch1">
        <chart:legend chart:legend-position="end" svg:x="9.99cm" svg:y="4.611cm" chart:style-name="ch2"/>
        <chart:plot-area chart:style-name="ch3" chart:data-source-has-labels="both" svg:x="0.232cm" svg:y="0.203cm" svg:width="9.527cm" svg:height="9.552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First 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aecf00" draw:fill-color="#aecf00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0084d1" draw:fill-color="#0084d1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31cm" svg:height="12.066cm" xlink:href="." chart:class="chart:line" chart:style-name="ch1">
        <chart:legend chart:legend-position="end" svg:x="21.537cm" svg:y="5.089cm" chart:style-name="ch2"/>
        <chart:plot-area chart:style-name="ch3" chart:data-source-has-labels="both" svg:x="0.482cm" svg:y="0.241cm" svg:width="20.574cm" svg:height="11.343cm">
          <chart:axis chart:dimension="x" chart:name="primary-x" chart:style-name="ch4"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series chart:style-name="ch7" chart:values-cell-range-address="local-table.$C$2:.$C$13" chart:label-cell-address="local-table.$C$1" chart:class="chart:line">
            <chart:data-point chart:repeated="12"/>
          </chart:series>
          <chart:series chart:style-name="ch8" chart:values-cell-range-address="local-table.$D$2:.$D$13" chart:label-cell-address="local-table.$D$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apk</text:p>
              </table:table-cell>
              <table:table-cell office:value-type="string">
                <text:p>Gfan1</text:p>
              </table:table-cell>
              <table:table-cell office:value-type="string">
                <text:p>Gfan2</text:p>
              </table:table-cell>
            </table:table-row>
          </table:table-header-rows>
          <table:table-rows>
            <table:table-row>
              <table:table-cell office:value-type="string">
                <text:p>08-07</text:p>
              </table:table-cell>
              <table:table-cell office:value-type="float" office:value="32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8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09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0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1</text:p>
              </table:table-cell>
              <table:table-cell office:value-type="float" office:value="94">
                <text:p>94</text:p>
              </table:table-cell>
              <table:table-cell office:value-type="float" office:value="48">
                <text:p>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2</text:p>
              </table:table-cell>
              <table:table-cell office:value-type="float" office:value="94">
                <text:p>94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5</text:p>
              </table:table-cell>
              <table:table-cell office:value-type="float" office:value="109">
                <text:p>109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6</text:p>
              </table:table-cell>
              <table:table-cell office:value-type="float" office:value="113">
                <text:p>113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7</text:p>
              </table:table-cell>
              <table:table-cell office:value-type="float" office:value="115">
                <text:p>115</text:p>
              </table:table-cell>
              <table:table-cell office:value-type="float" office:value="49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8-18</text:p>
              </table:table-cell>
              <table:table-cell office:value-type="float" office:value="119">
                <text:p>119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83ca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327cm" svg:height="12.99cm" xlink:href="." chart:class="chart:bar" chart:style-name="ch1">
        <chart:plot-area chart:style-name="ch2" chart:data-source-has-labels="both" svg:x="0.146cm" svg:y="0.259cm" svg:width="7.035cm" svg:height="12.47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16" chart:label-cell-address="local-table.$B$1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北京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成都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西安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济南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广州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香港(市区的士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深圳(红黄的)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沈阳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石家庄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青岛(标准客运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厦门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杭州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83ca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25cm" svg:height="12.988cm" xlink:href="." chart:class="chart:bar" chart:style-name="ch1">
        <chart:plot-area chart:style-name="ch2" chart:data-source-has-labels="both" svg:x="0.506cm" svg:y="0.259cm" svg:width="24.313cm" svg:height="12.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16" chart:label-cell-address="local-table.$B$1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北京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成都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西安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济南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广州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香港(市区的士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深圳(红黄的)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沈阳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石家庄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青岛(标准客运)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厦门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杭州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spline-order="3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 chart:pie-offset="7"/>
      <style:graphic-properties draw:stroke="none" draw:fill-color="#00b8ff" draw:opacity="50%" draw:opacity-name=""/>
    </style:style>
    <style:style style:name="ch9" style:family="chart">
      <style:chart-properties chart:solid-type="cuboid"/>
      <style:graphic-properties draw:stroke="none" draw:fill-color="#ff6633"/>
    </style:style>
    <style:style style:name="ch10" style:family="chart">
      <style:chart-properties chart:solid-type="cuboid"/>
      <style:graphic-properties draw:stroke="none" draw:fill-color="#aecf00"/>
    </style:style>
    <style:style style:name="ch11" style:family="chart">
      <style:chart-properties chart:solid-type="cuboid"/>
      <style:graphic-properties draw:stroke="none"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cm" svg:height="13.86cm" xlink:href="." chart:class="chart:circle" chart:style-name="ch1">
        <chart:legend chart:legend-position="bottom" svg:x="9.516cm" svg:y="12.765cm" chart:style-name="ch2"/>
        <chart:plot-area chart:style-name="ch3" chart:data-source-has-labels="both" svg:x="0.504cm" svg:y="0.277cm" svg:width="23.688cm" svg:height="12.212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-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-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-99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link-data-style-to-source="false"/>
      <style:graphic-properties draw:stroke="none" draw:fill-color="#314004"/>
      <style:text-properties fo:font-size="6pt" style:font-size-asian="6pt" style:font-size-complex="6pt"/>
    </style:style>
    <style:style style:name="ch7" style:family="chart">
      <style:chart-properties chart:solid-type="cuboid"/>
      <style:graphic-properties draw:fill-color="#83caff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258cm" svg:height="6.351cm" xlink:href="." chart:class="chart:circle" chart:style-name="ch1">
        <chart:legend chart:legend-position="end" svg:x="5.719cm" svg:y="2.643cm" chart:style-name="ch2"/>
        <chart:plot-area chart:style-name="ch3" chart:data-source-has-labels="both" svg:x="0.145cm" svg:y="0.127cm" svg:width="5.43cm" svg:height="5.97cm">
          <chart:axis chart:dimension="x" chart:name="primary-x" chart:style-name="ch4"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白天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夜间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83caff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25cm" svg:height="12.988cm" xlink:href="." chart:class="chart:bar" chart:style-name="ch1">
        <chart:plot-area chart:style-name="ch2" chart:data-source-has-labels="both" svg:x="0.506cm" svg:y="0.259cm" svg:width="24.313cm" svg:height="12.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local-table.$A$2:.$A$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local-table.$B$2:.$B$16" chart:label-cell-address="local-table.$B$1" chart:class="chart:b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北京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成都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西安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济南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广州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香港(市区的士)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深圳(红黄的)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沈阳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石家庄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青岛(标准客运)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厦门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杭州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